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Epicurus, Josephu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7th lecture on post Biblical History./</text:p>
      <text:p text:style-name="P2"/>
      <text:p text:style-name="P3">[Page 1]</text:p>
      <text:p text:style-name="P3">Brethren. <text:s/>I have spoken of the providential inter-/-position through which the land of our fathers, threatened/ by the army of the young King of Macedea, escaped a/ very serious and imminent danger. <text:s/>In the same lecture, which I/ partly devoted to <text:span text:style-name="T2">the</text:span><text:span text:style-name="T3"> a description of the meeting be-/-tween the Jewish high-priest and the conqueror of Western Asia,/ I alluded to the material advantages that our nation derived from the/ goodwill which Alexander had shown. <text:s/>But in/ my closing remarks I deprecated the moral consequences brought on by </text:span><text:span text:style-name="T2">that</text:span><text:span text:style-name="T3">/ the change of sovereignty </text:span><text:span text:style-name="T2">by</text:span><text:span text:style-name="T3"> through which Judea became tributary/ to Greece instead of Persia. <text:s/></text:span><text:span text:style-name="T2">finally brought on</text:span><text:span text:style-name="T3"> <text:s/>To day/ I shall illustrate my point by directing your atten-/-tion to the rising a new sect </text:span><text:span text:style-name="T2">in our religion</text:span><text:span text:style-name="T3"> in Judaism./ <text:s/>Simeon the just the last survivor of the Great Synod had died, and in his death much/ of the primitive lustre surrounding </text:span><text:span text:style-name="T2">the Great Synod</text:span><text:span text:style-name="T3">/ </text:span><text:span text:style-name="T2">or</text:span><text:span text:style-name="T3"> the Keneseth Ha-gedolah, faded away. <text:s/>It would/ seem that the venerated body of prophets and sages,/ once presided over by the immortal Ezra, received/ its autonomy from Alexander, or from some of his im-/-mediate successors. <text:s/>For it took the name of "Sanhedrin,"/</text:span></text:p>
      <text:p text:style-name="P3"><text:span text:style-name="T3"/></text:p>
      <text:p text:style-name="P3"><text:span text:style-name="T3">[Page 2]</text:span></text:p>
      <text:p text:style-name="P3"><text:span text:style-name="T3">meaning in Greek, an assembly. <text:s/>Whether/ this appellation was voluntary, or forced by/ circumstances, is still an open question. <text:s/>Its dis-/-cussion, however, would profit little. <text:s/>I </text:span><text:span text:style-name="T2">will</text:span><text:span text:style-name="T3"> shall there-/-fore avoid it, and proceed to explain how the teaching of a chief/ of that Sanhedrin was wickedly distorted into the </text:span><text:soft-page-break/><text:span text:style-name="T3">crea-/-tion of a schism in </text:span><text:span text:style-name="T2">Judaism</text:span><text:span text:style-name="T3"> our religion./</text:span></text:p>
      <text:p text:style-name="P3"><text:span text:style-name="T3">Antigonus, an inhabitant of the city of Socho, was/ recognized, after the decease of Simeon, as the highest/ authority in traditional lore. <text:s/>Many sought his/ instruction and he imparted it to men of all </text:span><text:span text:style-name="T2">classes</text:span><text:span text:style-name="T3"> grades/ of society. <text:s/>But the times demanded a peculiar system of tuition; a defensive/ tuition, so to say. <text:s/>That wise preceptor could not/ be ignorant of the inroad which Grecian ideas/ were making into the faith of Israel. <text:s/>For, as in/ the middle ages, the Arabs affected the general/ mode of thinking, and as in our century the Ger-/-mans mould European </text:span><text:span text:style-name="T2">ideas</text:span><text:span text:style-name="T3"> thoughts, so in those days/ the academies of Plato and the Stoas of Zeuss[sic!] influenced our ancestors considerably./ <text:s/>Anitgonus realized the necessity of opposing subversive/ notions in the course of his lessons. <text:s/>Accordingly, he/ formulated a maxim on which he used to dwell./</text:span></text:p>
      <text:p text:style-name="P3"><text:span text:style-name="T3"/></text:p>
      <text:p text:style-name="P3"><text:span text:style-name="T3">[Page 3]</text:span></text:p>
      <text:p text:style-name="P3"><text:span text:style-name="T3">He said to his scholars: "Be not like servants who wait/ on their master, on condition of </text:span><text:span text:style-name="T2">gaining earning</text:span><text:span text:style-name="T3"> gaining a restoration,/ but be like servants who wait on their masters with-/-out such a condition. <text:s/>And let the fear of God </text:span><text:span text:style-name="T2">rest</text:span><text:span text:style-name="T3"> be present/ </text:span><text:span text:style-name="T2">upon</text:span><text:span text:style-name="T3"> before you." <text:s/>Now: to enter into the spirit of that/ aphorism, we must </text:span><text:span text:style-name="T2">consider bestow our thoughts</text:span><text:span text:style-name="T3"> reflect on another, then very/ current, and attributed to the famous or infamous Epicurus./ <text:s/>This Greek philosopher is credited with having taught/ that "pleasure is the chief good." <text:s/>I admit it. <text:s/>Epicurus/ qualified his materialistic maxim by adding that virtue affords/ the greatest pleasure. <text:s/>But clearly the limitation thus/ intended to be set to the passions was </text:span><text:span text:style-name="T2">meaningless</text:span><text:span text:style-name="T3"> useless. <text:s/>For, what/ is virtue without the recognition of a sovereign Law; what is virtue, with-/-out a divinely perfect model? <text:s/>As Epicurus denied </text:span><text:span text:style-name="T2">that</text:span><text:span text:style-name="T3"> the existence of any/ Supreme Being </text:span><text:span text:style-name="T2">exists</text:span><text:span text:style-name="T3"> who will take knowledge of our/ actions; as he rejected a belief in our accountability,/ he left it with every one to decide for himself what/ is virtue, or the greatest pleasure. <text:s/>Egotism </text:span><text:span text:style-name="T2">is</text:span><text:span text:style-name="T3"> must be the </text:span><text:span text:style-name="T2">na-</text:span><text:span text:style-name="T3"> inevitable/ </text:span><text:span text:style-name="T2">-tural</text:span><text:span text:style-name="T3"> outcrop of that philosophy, </text:span><text:span text:style-name="T2">and</text:span><text:span text:style-name="T3"> therefore has the name of its/ </text:span><text:span text:style-name="T2">teacher has</text:span><text:span text:style-name="T3"> originator come down to posterity branded with an ineffaceable/</text:span></text:p>
      <text:p text:style-name="P3"><text:span text:style-name="T3"/></text:p>
      <text:p text:style-name="P3"><text:span text:style-name="T3">[Page 4]</text:span></text:p>
      <text:p text:style-name="P3"><text:span text:style-name="T3">stigma. <text:s/>Antigonus </text:span><text:span text:style-name="T2">would</text:span><text:span text:style-name="T3"> designed to draw a contrast/ between the loose and calculating morality of the Greeks, and/ the </text:span><text:span text:style-name="T2">pure</text:span><text:span text:style-name="T3"> chaste and unselfish ethics of the Rabbis. <text:s/>The Sages of/ Israel also had told that virtue is its own reward,/ but they did not speak evasively nor equivocally; they plainly pointed/ to the </text:span><text:span text:style-name="T2">highest</text:span><text:span text:style-name="T3"> loftiest standard which man should look up/ to. <text:s/>The heavenly Master is the archetype of/ righteousness. <text:s/>To serve Him disinterestedly </text:span><text:span text:style-name="T2">that is,</text:span><text:span text:style-name="T3"> namely: to/ do right for Right's sake, is man's </text:span><text:span text:style-name="T2">sublimest</text:span><text:span text:style-name="T3"> noblest ideal./ <text:s/>Antigonus did not mean by that to contradict the Mosaic/ volumes, which teem with </text:span><text:span text:style-name="T2">temporal</text:span><text:span text:style-name="T3"> promises of temporal pleasures to the/ adherents of the Law. <text:s/>He simply wished to raise/ his disciples to a </text:span><text:span text:style-name="T2">lofty</text:span><text:span text:style-name="T3"> higher plane. <text:s/>To follow rectitude only/ with a view to reap certain advantages, may lead to a/ prudential course; to a sagacious course, </text:span><text:span text:style-name="T2">which strains to that may hide from</text:span><text:span text:style-name="T3"> that is/ </text:span><text:span text:style-name="T2">society our ulterior motives, but</text:span><text:span text:style-name="T3"> not sterling </text:span><text:span text:style-name="T2">purity</text:span><text:span text:style-name="T3"> virtue, that is not a line/ of conduct </text:span><text:span text:style-name="T2">worthy of the people who have been given</text:span><text:span text:style-name="T3"> which will exalt the intellectual ones who </text:span><text:span text:style-name="T2">recognize</text:span><text:span text:style-name="T3"> can contem/-plate a pattern of </text:span><text:span text:style-name="T2">perfection</text:span><text:span text:style-name="T3"> moral sublimity./</text:span></text:p>
      <text:p text:style-name="P3"><text:span text:style-name="T3">Now: Among the attendants at the college in which/ the chief of the Sanhedrin imparted a sound knowledge,/ there were two who belonged to what we would term the/ upper classes. <text:s/>They were rich, hence fond of luxuries and worldly honors./</text:span></text:p>
      <text:p text:style-name="P3"><text:span text:style-name="T3"/></text:p>
      <text:p text:style-name="P3"><text:span text:style-name="T3">[Page 5]</text:span></text:p>
      <text:p text:style-name="P3"><text:span text:style-name="T3">On hearing their preceptor harp upon his maxim; again and again praise a/ life of goodness which does not </text:span><text:span text:style-name="T2">want for</text:span><text:span text:style-name="T3"> strive after any recompense,/ they drew a harmful conclusion. <text:s/>They argued so: Ju-/-daism is a religion which yeilds[sic!] its </text:span><text:span text:style-name="T2">adherents no professes no</text:span><text:span text:style-name="T3"> adherents no appreciable benefit./ <text:s/>In this world we fail to see that success </text:span><text:span text:style-name="T2">always</text:span><text:span text:style-name="T3"> invariably at-/-tends persons who obey the precepts. <text:s/>Of the other world,/ we know nothing. <text:s/>Our teacher recommends us not to/ set our hearts on the enjoyment of </text:span><text:soft-page-break/><text:span text:style-name="T3">any pleasure there./ <text:s/>The philosophy of Epicurus is then preferable, it accords/ better with our natural cravings. <text:s/>We shall follow it./ <text:s/>But as to cast off Mosaism entirely, would have been/ to expose oneself to popular indignation and defeat one's ambitious ends, those men/ professed to comply with the letter of the Pentateuch,/ abjuring however ancestral traditions and the doctrine of a future/ life </text:span><text:span text:style-name="T2">upon both of</text:span><text:span text:style-name="T3"> and resurrection upon all of which the Rabbis insisted. </text:span><text:span text:style-name="T2">upon.</text:span><text:span text:style-name="T3"> <text:s/>The disaffected/ pupils of Antigonus did not find it difficult to gather a number/ of </text:span><text:span text:style-name="T2">young rich</text:span><text:span text:style-name="T3"> wealthy Jews tinctured with Grecianism, and to form a sect./ <text:s/>Its partisans assumed the name of Saducees from/ Sadoc, one of its founders, who very likely, exercised </text:span><text:span text:style-name="T2">most</text:span><text:span text:style-name="T3"> the widest/ influence./</text:span></text:p>
      <text:p text:style-name="P3"><text:span text:style-name="T3">I scarcely think I will be </text:span><text:span text:style-name="T2">condemned</text:span><text:span text:style-name="T3"> charged with prejudice for asserting that/ a wilful[sic!] perversion withdrew those schismatics from the/</text:span></text:p>
      <text:p text:style-name="P3"><text:span text:style-name="T3"/></text:p>
      <text:p text:style-name="P3"><text:span text:style-name="T3">[Page 6]</text:span></text:p>
      <text:p text:style-name="P3"><text:span text:style-name="T3">majority of their brethren. <text:s/></text:span><text:span text:style-name="T2">For, even</text:span><text:span text:style-name="T3"> If even the maxim/ of </text:span><text:span text:style-name="T2">Antigonus</text:span><text:span text:style-name="T3"> the chief of the Sanhedrin could have given room to doubts concern-/-ing divine reward and punishment, the words of Moses/ For the son of Amram, illumined by inspiration, understood well that community cannot be/ guided by abstractions. <text:s/>Individuals may rise up to ideals, and cling to virtue for its own sake, but multi-/-tudes must be made certain of a compensation to duty. <text:s/>Therefore the Pentateuch--/ should have dispelled misapprehensions, <text:s/></text:span><text:span text:style-name="T2">The Pen-</text:span><text:span text:style-name="T3">/ </text:span><text:span text:style-name="T2">-tateuch itself</text:span><text:span text:style-name="T3"> without mentioning post-Mosaic writings--/ holds out promises </text:span><text:span text:style-name="T2">of a recompense to virtue</text:span><text:span text:style-name="T3"> of veritable pleasures here and/ hereafter. <text:s/>Thus, for instance, when, before his death, the/ arch-prophet admonished our people, he told them--and/ the sentences form the closing part of the 6th chapter/ of Deuteronomy--that God enjoined upon us statutes/ and rules for our </text:span><text:span text:style-name="T2">good</text:span><text:span text:style-name="T3"> welfare always, </text:span><text:span text:style-name="T2">ending</text:span><text:span text:style-name="T3"> concluding his exhortation by/ saying: "And it will be accounted righteousness unto us/ in the presence of the Lord our God when we observe to/ do all this commandment as He ordered us." <text:s/>The </text:span><text:span text:style-name="T2">inspired</text:span><text:span text:style-name="T3"> saintly/ speaker purposed to signify that by a correct conduct,/ agreeable to the will of the celestial Legislator, we shall/ be not only </text:span><text:span text:style-name="T2">be</text:span><text:span text:style-name="T3"> the gainers physically, mentally and/ socially, but we shall have a claim to a merit in the/ sight of the Almighty. <text:s/>And what can that claim/ be after we </text:span><text:span text:style-name="T2">have</text:span><text:span text:style-name="T3"> derived all the advantages of a righteous/</text:span></text:p>
      <text:p text:style-name="P3"><text:span text:style-name="T3"/></text:p>
      <text:p text:style-name="P3"><text:span text:style-name="T3">[Page 7]</text:span></text:p>
      <text:p text:style-name="P3"><text:span text:style-name="T3">demeanour here below; what, but a durable blessing/ above? <text:s/>With profound wisdom, Moses explained nothing/ further about immortality. <text:s/>His references to </text:span><text:span text:style-name="T2">immortality</text:span><text:span text:style-name="T3"> it are various but/ veiled, as immortality will ever be, while we walk in/ flesh. <text:s/>To bear the image of God, to be taken up by God,/ to be as holy as God, to be gathered to one's fathers, or to one's people after our demise and similar phases are interspersed through the/ five sacred books. <text:s/>If language has any significance, those/ </text:span><text:span text:style-name="T2">phrases</text:span><text:span text:style-name="T3"> expressions evidence the universal acceptance of the dogma/ of man's spirituality </text:span><text:span text:style-name="T2">which is imperishable. <text:s/>It was</text:span><text:span text:style-name="T3"> incorruptible &amp; inextinguishable. </text:span><text:span text:style-name="T2">and.</text:span><text:span text:style-name="T3">/ </text:span><text:span text:style-name="T2">not</text:span><text:span text:style-name="T3"> The doctrine of an existence beyond the grave, </text:span><text:span text:style-name="T2">that Mo-</text:span><text:span text:style-name="T3">/ </text:span><text:span text:style-name="T2">-saism</text:span><text:span text:style-name="T3"> needed </text:span><text:span text:style-name="T2">to</text:span><text:span text:style-name="T3"> no inculcation from our seer, but </text:span><text:span text:style-name="T2">rather the duty of avoid-</text:span><text:span text:style-name="T3"> the importance of guarding/ </text:span><text:span text:style-name="T2">-ing</text:span><text:span text:style-name="T3"> against the aberrations </text:span><text:span text:style-name="T2">of mind, to</text:span><text:span text:style-name="T3"> which that doctrine occasioned,/ </text:span><text:span text:style-name="T2">among surrounding heathens</text:span><text:span text:style-name="T3"> became very requisite. <text:s/>Hence, the prohibition of/ seeking the dead, of exercising </text:span><text:span text:style-name="T2">the</text:span><text:span text:style-name="T3"> spirits, evoking the shades of the departed/ and numerous other practices rife among ancient heathens, and con-/-trary to the religion that wants for the discharge of its/ obligations a sane mind in a sound body./</text:span></text:p>
      <text:p text:style-name="P3"><text:span text:style-name="T3">All of this must have been familiar to men who/ stat at the feet of the Chief of the Sanhedrin. <text:s/>I/ contend, therefore, that </text:span><text:span text:style-name="T2">not a misapprehension caused a seces-</text:span><text:span text:style-name="T3"> the secession was not the offspring of a/ </text:span><text:span text:style-name="T2">-sion</text:span><text:span text:style-name="T3"> misapprehension, but that sensualism </text:span><text:span text:style-name="T2">bred</text:span><text:span text:style-name="T3"> gave birth to Sadducism./</text:span></text:p>
      <text:p text:style-name="P3"><text:span text:style-name="T3"/></text:p>
      <text:p text:style-name="P3"><text:span text:style-name="T3">[Page 8]</text:span></text:p>
      <text:p text:style-name="P3"><text:span text:style-name="T3">Josephus, who in early life joined this sect </text:span><text:span text:style-name="T2">purposely</text:span><text:span text:style-name="T3">/ to test its controlling principles, testifies from personal ex-/perience that its votaries formed a pretentious aristo-/-cracy, unrestrained in their habits by </text:span><text:soft-page-break/><text:span text:style-name="T3">any fear of punish-/-ment, and rude in their manners towards all peoples and classes./ <text:s/>Maimonides, however, falls into the common error/ of blending two distinct bodies into one; of confounding the Sadducees of olden times with the Caraites of his </text:span><text:span text:style-name="T2">own</text:span><text:span text:style-name="T3"> [?] own days. <text:s/>I hold/ </text:span><text:span text:style-name="T2">it as</text:span><text:span text:style-name="T3"> that they are </text:span><text:span text:style-name="T2">altogether</text:span><text:span text:style-name="T3"> entirely different, and it is my private opinion, that those schismatics atoned,/ during the last years of </text:span><text:span text:style-name="T2">the</text:span><text:span text:style-name="T3"> our national </text:span><text:span text:style-name="T2">wars</text:span><text:span text:style-name="T3"> existence, for their ill-deeds in former/ ages. <text:s/>They never were numerous nor popular./ <text:s/>Wealth and self-assertion procured for them social power. <text:s/>Es-/-pecially after the estrangement of John Hyrcamus/ of the Asmonean dynasty from the Pharisees, the/ Sadducees occupied prominent positions in the courts/ of the Temple and in the halls of legislation</text:span><text:span text:style-name="T2">, but</text:span><text:span text:style-name="T3"> still when/ Judea groaned in the throes of despair, doctrinal bias/ </text:span><text:span text:style-name="T2">was</text:span><text:span text:style-name="T3"> must have been cast aside, and the secessionists fought like the/ </text:span><text:span text:style-name="T2">loyalists of tradition</text:span><text:span text:style-name="T3"> rest of their brethren for country and home. <text:s/>Alas!/ <text:s/>that all of them together were doomed to be </text:span><text:span text:style-name="T2">both were</text:span><text:span text:style-name="T3"> torn by the talons of the cruel/ Roman eagle!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3:25:35.99</meta:creation-date>
    <meta:document-statistic meta:table-count="0" meta:image-count="0" meta:object-count="0" meta:page-count="5" meta:paragraph-count="82" meta:word-count="1955" meta:character-count="12239"/>
    <dc:date>2012-12-04T15:13:56.51</dc:date>
    <meta:editing-duration>PT13M28S</meta:editing-duration>
    <meta:editing-cycles>1</meta:editing-cycles>
    <meta:generator>OpenOffice.org/3.4.1$Win32 OpenOffice.org_project/341m1$Build-9593</meta:generator>
  </office:meta>
</office:document-meta>
</file>